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76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3339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1.517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overall 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>
            <text:p><text:s text:c="6"/>&amp; NIST test <text:s text:c="9"/>&amp; NISTP test <text:s text:c="6"/>&amp; P07 test <text:s text:c="6"/>&amp; NIST test digits <text:s text:c="2"/>\\ \hline</text:p>
          </table:table-cell>
          <table:table-cell table:number-columns-repeated="2"/>
          <table:table-cell office:value-type="string">
            <text:p>NIST </text:p>
          </table:table-cell>
          <table:table-cell office:value-type="string">
            <text:p>NISTP</text:p>
          </table:table-cell>
          <table:table-cell office:value-type="string">
            <text:p>P07</text:p>
          </table:table-cell>
          <table:table-cell office:value-type="string">
            <text:p>NIST test digits</text:p>
          </table:table-cell>
          <table:table-cell office:value-type="string">
            <text:p>digits x 10</text:p>
          </table:table-cell>
          <table:table-cell table:number-columns-repeated="7"/>
        </table:table-row>
        <table:table-row table:style-name="ro1">
          <table:table-cell office:value-type="string">
            <text:p>Humans&amp; <text:s text:c="2"/>18.2\% $\pm$.1\% <text:s text:c="2"/>&amp; <text:s/>39.4\%$\pm$.1\% <text:s text:c="2"/>&amp; <text:s/>46.9\%$\pm$.1\% <text:s/>&amp; <text:s/>$&gt;1.1\%$ \\ \hline </text:p>
          </table:table-cell>
          <table:table-cell/>
          <table:table-cell office:value-type="string">
            <text:p>Humans</text:p>
          </table:table-cell>
          <table:table-cell office:value-type="float" office:value="18.2">
            <text:p>18.2</text:p>
          </table:table-cell>
          <table:table-cell office:value-type="float" office:value="39.4">
            <text:p>39.4</text:p>
          </table:table-cell>
          <table:table-cell office:value-type="float" office:value="46.9">
            <text:p>46.9</text:p>
          </table:table-cell>
          <table:table-cell office:value-type="float" office:value="1.1">
            <text:p>1.1</text:p>
          </table:table-cell>
          <table:table-cell table:formula="oooc:=[.G2]*10"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SDA0 <text:s text:c="2"/>&amp; <text:s/>23.7\% $\pm$.14\% <text:s/>&amp; <text:s/>65.2\%$\pm$.34\% <text:s/>&amp; 97.45\%$\pm$.06\% <text:s/>&amp; 2.7\% $\pm$.14\%\\ \hline </text:p>
          </table:table-cell>
          <table:table-cell/>
          <table:table-cell office:value-type="string">
            <text:p>SDA0</text:p>
          </table:table-cell>
          <table:table-cell office:value-type="float" office:value="23.7">
            <text:p>23.7</text:p>
          </table:table-cell>
          <table:table-cell office:value-type="float" office:value="65.2">
            <text:p>65.2</text:p>
          </table:table-cell>
          <table:table-cell office:value-type="float" office:value="97.45">
            <text:p>97.45</text:p>
          </table:table-cell>
          <table:table-cell office:value-type="float" office:value="2.7">
            <text:p>2.7</text:p>
          </table:table-cell>
          <table:table-cell table:formula="oooc:=[.G3]*10"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SDA1 <text:s text:c="2"/>&amp; <text:s/>17.1\% $\pm$.13\% <text:s/>&amp; <text:s/>29.7\%$\pm$.3\% <text:s/>&amp; 29.7\%$\pm$.3\% <text:s/>&amp; 1.4\% $\pm$.1\%\\ \hline </text:p>
          </table:table-cell>
          <table:table-cell/>
          <table:table-cell office:value-type="string">
            <text:p>SDA1</text:p>
          </table:table-cell>
          <table:table-cell office:value-type="float" office:value="17.1">
            <text:p>17.1</text:p>
          </table:table-cell>
          <table:table-cell table:number-columns-repeated="2" office:value-type="float" office:value="29.7">
            <text:p>29.7</text:p>
          </table:table-cell>
          <table:table-cell office:value-type="float" office:value="1.4">
            <text:p>1.4</text:p>
          </table:table-cell>
          <table:table-cell table:formula="oooc:=[.G4]*10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SDA2 <text:s text:c="2"/>&amp; <text:s/>18.7\% $\pm$.13\% <text:s/>&amp; <text:s/>33.6\%$\pm$.3\% <text:s/>&amp; 39.9\%$\pm$.17\% <text:s/>&amp; 1.7\% $\pm$.1\%\\ \hline </text:p>
          </table:table-cell>
          <table:table-cell/>
          <table:table-cell office:value-type="string">
            <text:p>SDA2</text:p>
          </table:table-cell>
          <table:table-cell office:value-type="float" office:value="18.7">
            <text:p>18.7</text:p>
          </table:table-cell>
          <table:table-cell office:value-type="float" office:value="33.6">
            <text:p>33.6</text:p>
          </table:table-cell>
          <table:table-cell office:value-type="float" office:value="39.9">
            <text:p>39.9</text:p>
          </table:table-cell>
          <table:table-cell office:value-type="float" office:value="1.7">
            <text:p>1.7</text:p>
          </table:table-cell>
          <table:table-cell table:formula="oooc:=[.G5]*10"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string">
            <text:p>MLP0 <text:s text:c="2"/>&amp; <text:s/>24.2\% $\pm$.15\% <text:s/>&amp; 68.8\%$\pm$.33\% <text:s/>&amp; 78.70\%$\pm$.14\% <text:s/>&amp; 3.45\% $\pm$.15\% \\ \hline </text:p>
          </table:table-cell>
          <table:table-cell/>
          <table:table-cell office:value-type="string">
            <text:p>MLP0</text:p>
          </table:table-cell>
          <table:table-cell office:value-type="float" office:value="24.2">
            <text:p>24.2</text:p>
          </table:table-cell>
          <table:table-cell office:value-type="float" office:value="68.8">
            <text:p>68.8</text:p>
          </table:table-cell>
          <table:table-cell office:value-type="float" office:value="78.7">
            <text:p>78.7</text:p>
          </table:table-cell>
          <table:table-cell office:value-type="float" office:value="3.45">
            <text:p>3.45</text:p>
          </table:table-cell>
          <table:table-cell table:formula="oooc:=[.G6]*10" office:value-type="float" office:value="34.5">
            <text:p>34.5</text:p>
          </table:table-cell>
          <table:table-cell table:number-columns-repeated="7"/>
        </table:table-row>
        <table:table-row table:style-name="ro1">
          <table:table-cell office:value-type="string">
            <text:p>MLP1 <text:s text:c="2"/>&amp; <text:s/>23.0\% $\pm$.15\% <text:s/>&amp; <text:s/>41.8\%$\pm$.35\% <text:s/>&amp; 90.4\%$\pm$.1\% <text:s/>&amp; 3.85\% $\pm$.16\% \\ \hline </text:p>
          </table:table-cell>
          <table:table-cell/>
          <table:table-cell office:value-type="string">
            <text:p>MLP1</text:p>
          </table:table-cell>
          <table:table-cell office:value-type="float" office:value="23">
            <text:p>23</text:p>
          </table:table-cell>
          <table:table-cell office:value-type="float" office:value="41.8">
            <text:p>41.8</text:p>
          </table:table-cell>
          <table:table-cell office:value-type="float" office:value="90.4">
            <text:p>90.4</text:p>
          </table:table-cell>
          <table:table-cell office:value-type="float" office:value="3.85">
            <text:p>3.85</text:p>
          </table:table-cell>
          <table:table-cell table:formula="oooc:=[.G7]*10" office:value-type="float" office:value="38.5">
            <text:p>38.5</text:p>
          </table:table-cell>
          <table:table-cell table:number-columns-repeated="7"/>
        </table:table-row>
        <table:table-row table:style-name="ro1">
          <table:table-cell office:value-type="string">
            <text:p>MLP2 <text:s text:c="2"/>&amp; <text:s/>24.3\% $\pm$.15\% <text:s/>&amp; <text:s/>46.0\%$\pm$.35\% <text:s/>&amp; 54.7\%$\pm$.17\% <text:s/>&amp; 4.85\% $\pm$.18\% \\ \hline </text:p>
          </table:table-cell>
          <table:table-cell/>
          <table:table-cell office:value-type="string">
            <text:p>MLP2</text:p>
          </table:table-cell>
          <table:table-cell office:value-type="float" office:value="24.3">
            <text:p>24.3</text:p>
          </table:table-cell>
          <table:table-cell office:value-type="float" office:value="46">
            <text:p>46</text:p>
          </table:table-cell>
          <table:table-cell office:value-type="float" office:value="54.7">
            <text:p>54.7</text:p>
          </table:table-cell>
          <table:table-cell office:value-type="float" office:value="4.85">
            <text:p>4.85</text:p>
          </table:table-cell>
          <table:table-cell table:formula="oooc:=[.G8]*10" office:value-type="float" office:value="48.5">
            <text:p>48.5</text:p>
          </table:table-cell>
          <table:table-cell table:number-columns-repeated="7"/>
        </table:table-row>
        <table:table-row table:style-name="ro1">
          <table:table-cell office:value-type="string">
            <text:p>[5] <text:s text:c="3"/>&amp; <text:s text:c="20"/>&amp; <text:s text:c="19"/>&amp; <text:s text:c="18"/>&amp; 4.95\% $\pm$.18\% \\ \hline</text:p>
          </table:table-cell>
          <table:table-cell/>
          <table:table-cell office:value-type="string">
            <text:p>[20]</text:p>
          </table:table-cell>
          <table:table-cell table:number-columns-repeated="3"/>
          <table:table-cell office:value-type="float" office:value="4.95">
            <text:p>4.95</text:p>
          </table:table-cell>
          <table:table-cell table:formula="oooc:=[.G9]*10" office:value-type="float" office:value="49.5">
            <text:p>49.5</text:p>
          </table:table-cell>
          <table:table-cell table:number-columns-repeated="7"/>
        </table:table-row>
        <table:table-row table:style-name="ro1">
          <table:table-cell office:value-type="string">
            <text:p>[2] <text:s text:c="3"/>&amp; <text:s text:c="20"/>&amp; <text:s text:c="19"/>&amp; <text:s text:c="18"/>&amp; 3.71\% $\pm$.16\% \\ \hline</text:p>
          </table:table-cell>
          <table:table-cell/>
          <table:table-cell office:value-type="string">
            <text:p>[21]</text:p>
          </table:table-cell>
          <table:table-cell table:number-columns-repeated="3"/>
          <table:table-cell office:value-type="float" office:value="3.71">
            <text:p>3.71</text:p>
          </table:table-cell>
          <table:table-cell table:formula="oooc:=[.G10]*10" office:value-type="float" office:value="37.1">
            <text:p>37.1</text:p>
          </table:table-cell>
          <table:table-cell table:number-columns-repeated="7"/>
        </table:table-row>
        <table:table-row table:style-name="ro1">
          <table:table-cell office:value-type="string">
            <text:p>[3] <text:s text:c="3"/>&amp; <text:s text:c="20"/>&amp; <text:s text:c="19"/>&amp; <text:s text:c="18"/>&amp; 2.4\% $\pm$.13\% \\ \hline</text:p>
          </table:table-cell>
          <table:table-cell/>
          <table:table-cell office:value-type="string">
            <text:p>[22]</text:p>
          </table:table-cell>
          <table:table-cell table:number-columns-repeated="3"/>
          <table:table-cell office:value-type="float" office:value="2.4">
            <text:p>2.4</text:p>
          </table:table-cell>
          <table:table-cell table:formula="oooc:=[.G11]*10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[4] <text:s text:c="3"/>&amp; <text:s text:c="20"/>&amp; <text:s text:c="19"/>&amp; <text:s text:c="18"/>&amp; 2.1\% $\pm$.12\% \\ \hline</text:p>
          </table:table-cell>
          <table:table-cell/>
          <table:table-cell office:value-type="string">
            <text:p>[23]</text:p>
          </table:table-cell>
          <table:table-cell table:number-columns-repeated="3"/>
          <table:table-cell office:value-type="float" office:value="2.1">
            <text:p>2.1</text:p>
          </table:table-cell>
          <table:table-cell table:formula="oooc:=[.G12]*10" office:value-type="float" office:value="21">
            <text:p>2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x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derr</text:p>
          </table:table-cell>
          <table:table-cell office:value-type="string">
            <text:p>stderr</text:p>
          </table:table-cell>
          <table:table-cell office:value-type="string">
            <text:p>stderr</text:p>
          </table:table-cell>
          <table:table-cell office:value-type="string">
            <text:p>stderr</text:p>
          </table:table-cell>
          <table:table-cell office:value-type="string">
            <text:p>stder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umans</text:p>
          </table:table-cell>
          <table:table-cell table:number-columns-repeated="3"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ooc:=[.G15]*10" office:value-type="float" office:value="0">
            <text:p>0</text:p>
          </table:table-cell>
          <table:table-cell/>
          <table:table-cell office:value-type="string">
            <text:p>Humans</text:p>
          </table:table-cell>
          <table:table-cell table:formula="oooc:=[.D15]*2" office:value-type="float" office:value="0.2">
            <text:p>0.2</text:p>
          </table:table-cell>
          <table:table-cell table:formula="oooc:=[.E15]*2" office:value-type="float" office:value="0.2">
            <text:p>0.2</text:p>
          </table:table-cell>
          <table:table-cell table:formula="oooc:=[.F15]*2" office:value-type="float" office:value="0.2">
            <text:p>0.2</text:p>
          </table:table-cell>
          <table:table-cell table:formula="oooc:=[.G15]*2" office:value-type="float" office:value="0">
            <text:p>0</text:p>
          </table:table-cell>
          <table:table-cell table:formula="oooc:=[.H15]*2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DA0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06">
            <text:p>0.06</text:p>
          </table:table-cell>
          <table:table-cell office:value-type="float" office:value="0.14">
            <text:p>0.14</text:p>
          </table:table-cell>
          <table:table-cell table:formula="oooc:=[.G16]*10" office:value-type="float" office:value="1.4">
            <text:p>1.4</text:p>
          </table:table-cell>
          <table:table-cell/>
          <table:table-cell office:value-type="string">
            <text:p>SDA0</text:p>
          </table:table-cell>
          <table:table-cell table:formula="oooc:=[.D16]*2" office:value-type="float" office:value="0.28">
            <text:p>0.28</text:p>
          </table:table-cell>
          <table:table-cell table:formula="oooc:=[.E16]*2" office:value-type="float" office:value="0.68">
            <text:p>0.68</text:p>
          </table:table-cell>
          <table:table-cell table:formula="oooc:=[.F16]*2" office:value-type="float" office:value="0.12">
            <text:p>0.12</text:p>
          </table:table-cell>
          <table:table-cell table:formula="oooc:=[.G16]*2" office:value-type="float" office:value="0.28">
            <text:p>0.28</text:p>
          </table:table-cell>
          <table:table-cell table:formula="oooc:=[.H16]*2" office:value-type="float" office:value="2.8">
            <text:p>2.8</text:p>
          </table:table-cell>
        </table:table-row>
        <table:table-row table:style-name="ro1">
          <table:table-cell table:number-columns-repeated="2"/>
          <table:table-cell office:value-type="string">
            <text:p>SDA1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formula="oooc:=[.G17]*10" office:value-type="float" office:value="1">
            <text:p>1</text:p>
          </table:table-cell>
          <table:table-cell/>
          <table:table-cell office:value-type="string">
            <text:p>SDA1</text:p>
          </table:table-cell>
          <table:table-cell table:formula="oooc:=[.D17]*2" office:value-type="float" office:value="0.26">
            <text:p>0.26</text:p>
          </table:table-cell>
          <table:table-cell table:formula="oooc:=[.E17]*2" office:value-type="float" office:value="0.6">
            <text:p>0.6</text:p>
          </table:table-cell>
          <table:table-cell table:formula="oooc:=[.F17]*2" office:value-type="float" office:value="0.6">
            <text:p>0.6</text:p>
          </table:table-cell>
          <table:table-cell table:formula="oooc:=[.G17]*2" office:value-type="float" office:value="0.2">
            <text:p>0.2</text:p>
          </table:table-cell>
          <table:table-cell table:formula="oooc:=[.H17]*2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SDA2</text:p>
          </table:table-cell>
          <table:table-cell office:value-type="float" office:value="0.13">
            <text:p>0.13</text:p>
          </table:table-cell>
          <table:table-cell office:value-type="float" office:value="0.3">
            <text:p>0.3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table:formula="oooc:=[.G18]*10" office:value-type="float" office:value="1">
            <text:p>1</text:p>
          </table:table-cell>
          <table:table-cell/>
          <table:table-cell office:value-type="string">
            <text:p>SDA2</text:p>
          </table:table-cell>
          <table:table-cell table:formula="oooc:=[.D18]*2" office:value-type="float" office:value="0.26">
            <text:p>0.26</text:p>
          </table:table-cell>
          <table:table-cell table:formula="oooc:=[.E18]*2" office:value-type="float" office:value="0.6">
            <text:p>0.6</text:p>
          </table:table-cell>
          <table:table-cell table:formula="oooc:=[.F18]*2" office:value-type="float" office:value="0.34">
            <text:p>0.34</text:p>
          </table:table-cell>
          <table:table-cell table:formula="oooc:=[.G18]*2" office:value-type="float" office:value="0.2">
            <text:p>0.2</text:p>
          </table:table-cell>
          <table:table-cell table:formula="oooc:=[.H18]*2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MLP0</text:p>
          </table:table-cell>
          <table:table-cell office:value-type="float" office:value="0.15">
            <text:p>0.15</text:p>
          </table:table-cell>
          <table:table-cell office:value-type="float" office:value="0.33">
            <text:p>0.33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ooc:=[.G19]*10" office:value-type="float" office:value="1.5">
            <text:p>1.5</text:p>
          </table:table-cell>
          <table:table-cell/>
          <table:table-cell office:value-type="string">
            <text:p>MLP0</text:p>
          </table:table-cell>
          <table:table-cell table:formula="oooc:=[.D19]*2" office:value-type="float" office:value="0.3">
            <text:p>0.3</text:p>
          </table:table-cell>
          <table:table-cell table:formula="oooc:=[.E19]*2" office:value-type="float" office:value="0.66">
            <text:p>0.66</text:p>
          </table:table-cell>
          <table:table-cell table:formula="oooc:=[.F19]*2" office:value-type="float" office:value="0.28">
            <text:p>0.28</text:p>
          </table:table-cell>
          <table:table-cell table:formula="oooc:=[.G19]*2" office:value-type="float" office:value="0.3">
            <text:p>0.3</text:p>
          </table:table-cell>
          <table:table-cell table:formula="oooc:=[.H19]*2"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MLP1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1">
            <text:p>0.1</text:p>
          </table:table-cell>
          <table:table-cell office:value-type="float" office:value="0.16">
            <text:p>0.16</text:p>
          </table:table-cell>
          <table:table-cell table:formula="oooc:=[.G20]*10" office:value-type="float" office:value="1.6">
            <text:p>1.6</text:p>
          </table:table-cell>
          <table:table-cell/>
          <table:table-cell office:value-type="string">
            <text:p>MLP1</text:p>
          </table:table-cell>
          <table:table-cell table:formula="oooc:=[.D20]*2" office:value-type="float" office:value="0.3">
            <text:p>0.3</text:p>
          </table:table-cell>
          <table:table-cell table:formula="oooc:=[.E20]*2" office:value-type="float" office:value="0.7">
            <text:p>0.7</text:p>
          </table:table-cell>
          <table:table-cell table:formula="oooc:=[.F20]*2" office:value-type="float" office:value="0.2">
            <text:p>0.2</text:p>
          </table:table-cell>
          <table:table-cell table:formula="oooc:=[.G20]*2" office:value-type="float" office:value="0.32">
            <text:p>0.32</text:p>
          </table:table-cell>
          <table:table-cell table:formula="oooc:=[.H20]*2" office:value-type="float" office:value="3.2">
            <text:p>3.2</text:p>
          </table:table-cell>
        </table:table-row>
        <table:table-row table:style-name="ro1">
          <table:table-cell table:number-columns-repeated="2"/>
          <table:table-cell office:value-type="string">
            <text:p>MLP2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table:formula="oooc:=[.G21]*10" office:value-type="float" office:value="1.8">
            <text:p>1.8</text:p>
          </table:table-cell>
          <table:table-cell/>
          <table:table-cell office:value-type="string">
            <text:p>MLP2</text:p>
          </table:table-cell>
          <table:table-cell table:formula="oooc:=[.D21]*2" office:value-type="float" office:value="0.3">
            <text:p>0.3</text:p>
          </table:table-cell>
          <table:table-cell table:formula="oooc:=[.E21]*2" office:value-type="float" office:value="0.7">
            <text:p>0.7</text:p>
          </table:table-cell>
          <table:table-cell table:formula="oooc:=[.F21]*2" office:value-type="float" office:value="0.34">
            <text:p>0.34</text:p>
          </table:table-cell>
          <table:table-cell table:formula="oooc:=[.G21]*2" office:value-type="float" office:value="0.36">
            <text:p>0.36</text:p>
          </table:table-cell>
          <table:table-cell table:formula="oooc:=[.H21]*2" office:value-type="float" office:value="3.6">
            <text:p>3.6</text:p>
          </table:table-cell>
        </table:table-row>
        <table:table-row table:style-name="ro1">
          <table:table-cell table:number-columns-repeated="2"/>
          <table:table-cell office:value-type="string">
            <text:p>[20]</text:p>
          </table:table-cell>
          <table:table-cell table:number-columns-repeated="3"/>
          <table:table-cell office:value-type="float" office:value="0.18">
            <text:p>0.18</text:p>
          </table:table-cell>
          <table:table-cell table:formula="oooc:=[.G22]*10" office:value-type="float" office:value="1.8">
            <text:p>1.8</text:p>
          </table:table-cell>
          <table:table-cell/>
          <table:table-cell office:value-type="string">
            <text:p>[20]</text:p>
          </table:table-cell>
          <table:table-cell table:number-columns-repeated="3"/>
          <table:table-cell table:formula="oooc:=[.G22]*2" office:value-type="float" office:value="0.36">
            <text:p>0.36</text:p>
          </table:table-cell>
          <table:table-cell table:formula="oooc:=[.H22]*2" office:value-type="float" office:value="3.6">
            <text:p>3.6</text:p>
          </table:table-cell>
        </table:table-row>
        <table:table-row table:style-name="ro1">
          <table:table-cell table:number-columns-repeated="2"/>
          <table:table-cell office:value-type="string">
            <text:p>[21]</text:p>
          </table:table-cell>
          <table:table-cell table:number-columns-repeated="3"/>
          <table:table-cell office:value-type="float" office:value="0.16">
            <text:p>0.16</text:p>
          </table:table-cell>
          <table:table-cell table:formula="oooc:=[.G23]*10" office:value-type="float" office:value="1.6">
            <text:p>1.6</text:p>
          </table:table-cell>
          <table:table-cell/>
          <table:table-cell office:value-type="string">
            <text:p>[21]</text:p>
          </table:table-cell>
          <table:table-cell table:number-columns-repeated="3"/>
          <table:table-cell table:formula="oooc:=[.G23]*2" office:value-type="float" office:value="0.32">
            <text:p>0.32</text:p>
          </table:table-cell>
          <table:table-cell table:formula="oooc:=[.H23]*2" office:value-type="float" office:value="3.2">
            <text:p>3.2</text:p>
          </table:table-cell>
        </table:table-row>
        <table:table-row table:style-name="ro1">
          <table:table-cell table:number-columns-repeated="2"/>
          <table:table-cell office:value-type="string">
            <text:p>[22]</text:p>
          </table:table-cell>
          <table:table-cell table:number-columns-repeated="3"/>
          <table:table-cell office:value-type="float" office:value="0.13">
            <text:p>0.13</text:p>
          </table:table-cell>
          <table:table-cell table:formula="oooc:=[.G24]*10" office:value-type="float" office:value="1.3">
            <text:p>1.3</text:p>
          </table:table-cell>
          <table:table-cell/>
          <table:table-cell office:value-type="string">
            <text:p>[22]</text:p>
          </table:table-cell>
          <table:table-cell table:number-columns-repeated="3"/>
          <table:table-cell table:formula="oooc:=[.G24]*2" office:value-type="float" office:value="0.26">
            <text:p>0.26</text:p>
          </table:table-cell>
          <table:table-cell table:formula="oooc:=[.H24]*2" office:value-type="float" office:value="2.6">
            <text:p>2.6</text:p>
          </table:table-cell>
        </table:table-row>
        <table:table-row table:style-name="ro1">
          <table:table-cell table:number-columns-repeated="2"/>
          <table:table-cell office:value-type="string">
            <text:p>[23]</text:p>
          </table:table-cell>
          <table:table-cell table:number-columns-repeated="3"/>
          <table:table-cell office:value-type="float" office:value="0.12">
            <text:p>0.12</text:p>
          </table:table-cell>
          <table:table-cell table:formula="oooc:=[.G25]*10" office:value-type="float" office:value="1.2">
            <text:p>1.2</text:p>
          </table:table-cell>
          <table:table-cell/>
          <table:table-cell office:value-type="string">
            <text:p>[23]</text:p>
          </table:table-cell>
          <table:table-cell table:number-columns-repeated="3"/>
          <table:table-cell table:formula="oooc:=[.G25]*2" office:value-type="float" office:value="0.24">
            <text:p>0.24</text:p>
          </table:table-cell>
          <table:table-cell table:formula="oooc:=[.H25]*2" office:value-type="float" office:value="2.4">
            <text:p>2.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est models on digit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Error rate (%)</text:p>
          </table:table-cell>
          <table:table-cell office:value-type="string">
            <text:p>95% conf. Int.</text:p>
          </table:table-cell>
          <table:table-cell office:value-type="string">
            <text:p>stder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Humans</text:p>
          </table:table-cell>
          <table:table-cell office:value-type="float" office:value="1.4">
            <text:p>1.4</text:p>
          </table:table-cell>
          <table:table-cell table:formula="oooc:=2*[.F30]"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DA1</text:p>
          </table:table-cell>
          <table:table-cell office:value-type="float" office:value="1.4">
            <text:p>1.4</text:p>
          </table:table-cell>
          <table:table-cell table:formula="oooc:=2*[.F31]"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3"/>
          <table:table-cell>
            <draw:frame table:end-cell-address="'overall results'.N47" table:end-x="0.4886in" table:end-y="0.0315in" draw:z-index="4" draw:style-name="gr1" svg:width="3.9272in" svg:height="2.6787in" svg:x="0.1177in" svg:y="0.0319in">
              <draw:object draw:notify-on-update-of-ranges="'overall results'.C2:'overall results'.C8 'overall results'.D1:'overall results'.D1 'overall results'.D2:'overall results'.D8 'overall results'.E1:'overall results'.E1 'overall results'.E2:'overall results'.E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'overall results'.R46" table:end-x="0.3307in" table:end-y="0.0488in" draw:z-index="3" draw:style-name="gr1" svg:width="2.8161in" svg:height="2.5579in" svg:x="0.1815in" svg:y="0.0024in">
              <draw:object draw:notify-on-update-of-ranges="'overall results'.C30:'overall results'.C36 'overall results'.D30:'overall results'.D3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MLP0</text:p>
          </table:table-cell>
          <table:table-cell office:value-type="float" office:value="3.45">
            <text:p>3.45</text:p>
          </table:table-cell>
          <table:table-cell table:formula="oooc:=2*[.F32]" office:value-type="float" office:value="0.3">
            <text:p>0.3</text:p>
          </table:table-cell>
          <table:table-cell office:value-type="float" office:value="0.15">
            <text:p>0.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20]</text:p>
          </table:table-cell>
          <table:table-cell office:value-type="float" office:value="4.95">
            <text:p>4.95</text:p>
          </table:table-cell>
          <table:table-cell table:formula="oooc:=2*[.F33]" office:value-type="float" office:value="0.36">
            <text:p>0.36</text:p>
          </table:table-cell>
          <table:table-cell office:value-type="float" office:value="0.18">
            <text:p>0.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21]</text:p>
          </table:table-cell>
          <table:table-cell office:value-type="float" office:value="3.71">
            <text:p>3.71</text:p>
          </table:table-cell>
          <table:table-cell table:formula="oooc:=2*[.F34]" office:value-type="float" office:value="0.32">
            <text:p>0.32</text:p>
          </table:table-cell>
          <table:table-cell office:value-type="float" office:value="0.16">
            <text:p>0.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22]</text:p>
          </table:table-cell>
          <table:table-cell office:value-type="float" office:value="2.4">
            <text:p>2.4</text:p>
          </table:table-cell>
          <table:table-cell table:formula="oooc:=2*[.F35]" office:value-type="float" office:value="0.26">
            <text:p>0.26</text:p>
          </table:table-cell>
          <table:table-cell office:value-type="float" office:value="0.13">
            <text:p>0.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23]</text:p>
          </table:table-cell>
          <table:table-cell office:value-type="float" office:value="2.1">
            <text:p>2.1</text:p>
          </table:table-cell>
          <table:table-cell table:formula="oooc:=2*[.F36]" office:value-type="float" office:value="0.24">
            <text:p>0.24</text:p>
          </table:table-cell>
          <table:table-cell office:value-type="float" office:value="0.12">
            <text:p>0.12</text:p>
          </table:table-cell>
          <table:table-cell table:number-columns-repeated="9"/>
        </table:table-row>
        <table:table-row table:style-name="ro1" table:number-rows-repeated="49">
          <table:table-cell table:number-columns-repeated="15"/>
        </table:table-row>
        <table:table-row table:style-name="ro1">
          <table:table-cell table:number-columns-repeated="8"/>
          <table:table-cell>
            <draw:frame table:end-cell-address="'overall results'.R112" table:end-x="0.1484in" table:end-y="0.0634in" draw:z-index="0" draw:style-name="gr1" svg:width="7.589in" svg:height="4.3114in" svg:x="0.5606in" svg:y="0.1051in">
              <draw:object draw:notify-on-update-of-ranges="'overall results'.C2:'overall results'.C8 'overall results'.D1:'overall results'.D1 'overall results'.D2:'overall results'.D8 'overall results'.E1:'overall results'.E1 'overall results'.E2:'overall results'.E8 'overall results'.F1:'overall results'.F1 'overall results'.F2:'overall results'.F8 'overall results'.G1:'overall results'.G1 'overall results'.G2:'overall results'.G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6">
          <table:table-cell table:number-columns-repeated="15"/>
        </table:table-row>
        <table:table-row table:style-name="ro1">
          <table:table-cell>
            <draw:frame table:end-cell-address="'overall results'.G113" table:end-x="0.6134in" table:end-y="0.1461in" draw:z-index="2" draw:style-name="gr1" svg:width="5.735in" svg:height="3.4835in" svg:x="6.174in" svg:y="0.011in">
              <draw:object draw:notify-on-update-of-ranges="'overall results'.C2:'overall results'.C12 'overall results'.G2:'overall results'.G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8">
          <table:table-cell table:number-columns-repeated="15"/>
        </table:table-row>
        <table:table-row table:style-name="ro1">
          <table:table-cell>
            <draw:frame table:end-cell-address="'overall results'.A120" table:end-x="4.5969in" table:end-y="0.1039in" draw:z-index="1" draw:style-name="gr1" svg:width="4.2118in" svg:height="2.9744in" svg:x="0.385in" svg:y="0.1433in">
              <draw:object draw:notify-on-update-of-ranges="'overall results'.C2:'overall results'.C8 'overall results'.D2:'overall results'.D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effect of perturbations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<text:s text:c="6"/></text:p>
          </table:table-cell>
          <table:table-cell office:value-type="string">
            <text:p>NIST test</text:p>
          </table:table-cell>
          <table:table-cell office:value-type="string">
            <text:p>NISTP test</text:p>
          </table:table-cell>
          <table:table-cell office:value-type="string">
            <text:p>P07 test</text:p>
          </table:table-cell>
          <table:table-cell office:value-type="string">
            <text:p>NIST test digits</text:p>
          </table:table-cell>
          <table:table-cell table:number-columns-repeated="6"/>
        </table:table-row>
        <table:table-row table:style-name="ro1">
          <table:table-cell office:value-type="string">
            <text:p>(SDA0/SDA1)-1 <text:s text:c="2"/>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228">
            <text:p>228</text:p>
          </table:table-cell>
          <table:table-cell office:value-type="float" office:value="93">
            <text:p>93</text:p>
          </table:table-cell>
          <table:table-cell table:number-columns-repeated="6"/>
        </table:table-row>
        <table:table-row table:style-name="ro1">
          <table:table-cell office:value-type="string">
            <text:p>(SDA0/SDA2)-1 <text:s text:c="2"/>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float" office:value="144">
            <text:p>144</text:p>
          </table:table-cell>
          <table:table-cell office:value-type="float" office:value="59">
            <text:p>59</text:p>
          </table:table-cell>
          <table:table-cell table:number-columns-repeated="6"/>
        </table:table-row>
        <table:table-row table:style-name="ro1">
          <table:table-cell office:value-type="string">
            <text:p>(MLP0/MLP1)-1 <text:s text:c="2"/></text:p>
          </table:table-cell>
          <table:table-cell office:value-type="float" office:value="5.2">
            <text:p>5.2</text:p>
          </table:table-cell>
          <table:table-cell office:value-type="float" office:value="65">
            <text:p>65</text:p>
          </table:table-cell>
          <table:table-cell office:value-type="float" office:value="-13">
            <text:p>-13</text:p>
          </table:table-cell>
          <table:table-cell office:value-type="float" office:value="-10">
            <text:p>-10</text:p>
          </table:table-cell>
          <table:table-cell table:number-columns-repeated="6"/>
        </table:table-row>
        <table:table-row table:style-name="ro1">
          <table:table-cell office:value-type="string">
            <text:p>(MLP0/MLP2)-1 <text:s text:c="2"/></text:p>
          </table:table-cell>
          <table:table-cell office:value-type="float" office:value="-0.4">
            <text:p>-0.4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-29">
            <text:p>-29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<text:s text:c="6"/></text:p>
          </table:table-cell>
          <table:table-cell office:value-type="string">
            <text:p>NIST</text:p>
          </table:table-cell>
          <table:table-cell office:value-type="string">
            <text:p>NIST digits</text:p>
          </table:table-cell>
          <table:table-cell table:number-columns-repeated="8"/>
        </table:table-row>
        <table:table-row table:style-name="ro1">
          <table:table-cell office:value-type="string">
            <text:p>SDA1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table:number-columns-repeated="8"/>
        </table:table-row>
        <table:table-row table:style-name="ro1">
          <table:table-cell office:value-type="string">
            <text:p>SDA2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MLP1</text:p>
          </table:table-cell>
          <table:table-cell office:value-type="float" office:value="5.2">
            <text:p>5.2</text:p>
          </table:table-cell>
          <table:table-cell office:value-type="float" office:value="-10">
            <text:p>-10</text:p>
          </table:table-cell>
          <table:table-cell table:number-columns-repeated="8"/>
        </table:table-row>
        <table:table-row table:style-name="ro1">
          <table:table-cell office:value-type="string">
            <text:p>MLP2</text:p>
          </table:table-cell>
          <table:table-cell office:value-type="float" office:value="-0.4">
            <text:p>-0.4</text:p>
          </table:table-cell>
          <table:table-cell office:value-type="float" office:value="-29">
            <text:p>-29</text:p>
          </table:table-cell>
          <table:table-cell table:number-columns-repeated="3"/>
          <table:table-cell>
            <draw:frame table:end-cell-address="'effect of perturbations'.K27" table:end-x="0.5827in" table:end-y="0.1563in" draw:z-index="1" draw:style-name="gr1" svg:width="3.7354in" svg:height="2.6677in" svg:x="0.4031in" svg:y="0in">
              <draw:object draw:notify-on-update-of-ranges="'effect of perturbations'.A9:'effect of perturbations'.A12 'effect of perturbations'.B8:'effect of perturbations'.B8 'effect of perturbations'.B9:'effect of perturbations'.B12 'effect of perturbations'.C8:'effect of perturbations'.C8 'effect of perturbations'.C9:'effect of perturbations'.C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  <table:table-cell>
            <draw:frame table:end-cell-address="'effect of perturbations'.O27" table:end-x="0.361in" table:end-y="0.1571in" draw:z-index="2" draw:style-name="gr1" svg:width="3.3555in" svg:height="2.6677in" svg:x="0.5618in" svg:y="0.0008in">
              <draw:object draw:notify-on-update-of-ranges="multitask.A3:multitask.A8 multitask.D3:multitask.D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>
            <draw:frame table:end-cell-address="'effect of perturbations'.F37" table:end-x="0.8256in" table:end-y="0.1354in" draw:z-index="0" draw:style-name="gr1" svg:width="5.5681in" svg:height="3.2677in" svg:x="0.0575in" svg:y="0.0488in">
              <draw:object draw:notify-on-update-of-ranges="'effect of perturbations'.A2:'effect of perturbations'.A5 'effect of perturbations'.B1:'effect of perturbations'.B1 'effect of perturbations'.B2:'effect of perturbations'.B5 'effect of perturbations'.C1:'effect of perturbations'.C1 'effect of perturbations'.C2:'effect of perturbations'.C5 'effect of perturbations'.D1:'effect of perturbations'.D1 'effect of perturbations'.D2:'effect of perturbations'.D5 'effect of perturbations'.E1:'effect of perturbations'.E1 'effect of perturbations'.E2:'effect of perturbations'.E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"/>
        </table:table-row>
      </table:table>
      <table:table table:name="multitask" table:style-name="ta1" table:print="false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13"/></text:p>
          </table:table-cell>
          <table:table-cell table:number-columns-repeated="3"/>
        </table:table-row>
        <table:table-row table:style-name="ro1">
          <table:table-cell office:value-type="string">
            <text:p><text:s text:c="13"/></text:p>
          </table:table-cell>
          <table:table-cell office:value-type="string">
            <text:p>Single-task setting</text:p>
          </table:table-cell>
          <table:table-cell office:value-type="string">
            <text:p>Multi-task setting</text:p>
          </table:table-cell>
          <table:table-cell office:value-type="string">
            <text:p>Relative improvement</text:p>
          </table:table-cell>
        </table:table-row>
        <table:table-row table:style-name="ro1">
          <table:table-cell office:value-type="string">
            <text:p>SDA-digits <text:s text:c="2"/></text:p>
          </table:table-cell>
          <table:table-cell office:value-type="float" office:value="2.6">
            <text:p>2.6</text:p>
          </table:table-cell>
          <table:table-cell office:value-type="float" office:value="3.56">
            <text:p>3.5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DA-lower <text:s text:c="2"/></text:p>
          </table:table-cell>
          <table:table-cell office:value-type="float" office:value="12.3">
            <text:p>12.3</text:p>
          </table:table-cell>
          <table:table-cell office:value-type="float" office:value="14.4">
            <text:p>14.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DA-upper <text:s text:c="2"/></text:p>
          </table:table-cell>
          <table:table-cell office:value-type="float" office:value="5.93">
            <text:p>5.93</text:p>
          </table:table-cell>
          <table:table-cell office:value-type="float" office:value="6.78">
            <text:p>6.7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LP-digits <text:s text:c="2"/></text:p>
          </table:table-cell>
          <table:table-cell office:value-type="float" office:value="3.77">
            <text:p>3.77</text:p>
          </table:table-cell>
          <table:table-cell office:value-type="float" office:value="3.99">
            <text:p>3.99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string">
            <text:p>MLP-lower <text:s text:c="2"/></text:p>
          </table:table-cell>
          <table:table-cell office:value-type="float" office:value="17.4">
            <text:p>17.4</text:p>
          </table:table-cell>
          <table:table-cell office:value-type="float" office:value="16.8">
            <text:p>16.8</text:p>
          </table:table-cell>
          <table:table-cell office:value-type="float" office:value="-4.1">
            <text:p>-4.1</text:p>
          </table:table-cell>
        </table:table-row>
        <table:table-row table:style-name="ro1">
          <table:table-cell office:value-type="string">
            <text:p>MLP-upper <text:s text:c="2"/></text:p>
          </table:table-cell>
          <table:table-cell office:value-type="float" office:value="7.84">
            <text:p>7.84</text:p>
          </table:table-cell>
          <table:table-cell office:value-type="float" office:value="7.54">
            <text:p>7.54</text:p>
          </table:table-cell>
          <table:table-cell office:value-type="float" office:value="-3.6">
            <text:p>-3.6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>
            <draw:frame table:end-cell-address="multitask.D30" table:end-x="0.5732in" table:end-y="0.0417in" draw:z-index="0" draw:style-name="gr1" svg:width="3.585in" svg:height="2.6602in" svg:x="0.8248in" svg:y="0.0602in">
              <draw:object draw:notify-on-update-of-ranges="multitask.A3:multitask.A8 multitask.D3:multitask.D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3">06/03/2010</text:date>, <text:time>13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  <meta:initial-creator>francois </meta:initial-creator>
    <meta:creation-date>2010-05-29T13:23:50</meta:creation-date>
    <dc:date>2010-06-03T13:11:59</dc:date>
    <meta:editing-cycles>21</meta:editing-cycles>
    <meta:editing-duration>PT20H37M55S</meta:editing-duration>
    <meta:user-defined meta:name="Info 1"/>
    <meta:user-defined meta:name="Info 2"/>
    <meta:user-defined meta:name="Info 3"/>
    <meta:user-defined meta:name="Info 4"/>
    <meta:document-statistic meta:table-count="3" meta:cell-count="28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822637557983pt" style:font-size-asian="12.2822637557983pt" style:font-size-complex="12.2822637557983pt"/>
    </style:style>
    <style:style style:name="ch3" style:family="chart">
      <style:graphic-properties draw:stroke="none" svg:stroke-color="#b3b3b3" draw:fill="none" draw:fill-color="#e6e6e6"/>
      <style:text-properties fo:font-size="7.55831623077393pt" style:font-size-asian="7.55831623077393pt" style:font-size-complex="7.55831623077393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50310516357422pt" style:font-size-asian="8.50310516357422pt" style:font-size-complex="8.50310516357422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50310516357422pt" style:font-size-asian="8.50310516357422pt" style:font-size-complex="8.50310516357422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420e" draw:fill-hatch-name="Black_20_45_20_Degrees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808080" dr3d:edge-rounding="0%"/>
      <style:text-properties fo:font-size="6pt" style:font-size-asian="6pt" style:font-size-complex="6pt"/>
    </style:style>
    <style:style style:name="ch13" style:family="chart">
      <style:graphic-properties draw:fill="hatch" draw:fill-color="#579d1c" draw:fill-hatch-name="Black_20_-45_20_Degrees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9.277cm" svg:height="10.952cm" chart:class="chart:bar" chart:style-name="ch1">
        <chart:title svg:x="3.936cm" svg:y="0.22cm" chart:style-name="ch2">
          <text:p>Overall comparison of error rates (humans, MLPs, SDAs)</text:p>
        </chart:title>
        <chart:legend chart:legend-position="end" svg:x="16.284cm" svg:y="4.678cm" chart:style-name="ch3"/>
        <chart:plot-area chart:style-name="ch4" table:cell-range-address="'overall results'.C2:'overall results'.G8 'overall results'.D1:'overall results'.G8 'overall results'.C1:'overall results'.C1" chart:data-source-has-labels="both" svg:x="0.569cm" svg:y="0.912cm" svg:width="15.331cm" svg:height="9.574cm">
          <chart:axis chart:dimension="x" chart:name="primary-x" chart:style-name="ch5">
            <chart:title svg:x="8.071cm" svg:y="10.164cm" chart:style-name="ch6">
              <text:p>Model</text:p>
            </chart:title>
            <chart:categories table:cell-range-address="'overall results'.C2:'overall results'.C8"/>
          </chart:axis>
          <chart:axis chart:dimension="y" chart:name="primary-y" chart:style-name="ch7">
            <chart:title svg:x="0.386cm" svg:y="6.339cm" chart:style-name="ch8">
              <text:p>Error rate (%)</text:p>
            </chart:title>
            <chart:grid chart:style-name="ch9" chart:class="major"/>
          </chart:axis>
          <chart:series chart:style-name="ch10" chart:values-cell-range-address="'overall results'.D2:'overall results'.D8" chart:label-cell-address="'overall results'.D1:'overall results'.D1" chart:class="chart:bar">
            <chart:data-point chart:repeated="7"/>
          </chart:series>
          <chart:series chart:style-name="ch11" chart:values-cell-range-address="'overall results'.E2:'overall results'.E8" chart:label-cell-address="'overall results'.E1:'overall results'.E1" chart:class="chart:bar">
            <chart:data-point chart:repeated="7"/>
          </chart:series>
          <chart:series chart:style-name="ch12" chart:values-cell-range-address="'overall results'.F2:'overall results'.F8" chart:label-cell-address="'overall results'.F1:'overall results'.F1" chart:class="chart:bar">
            <chart:data-point chart:repeated="7"/>
          </chart:series>
          <chart:series chart:style-name="ch13" chart:values-cell-range-address="'overall results'.G2:'overall results'.G8" chart:label-cell-address="'overall results'.G1:'overall results'.G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 </text:p>
              </table:table-cell>
              <table:table-cell office:value-type="string">
                <text:p>NISTP</text:p>
              </table:table-cell>
              <table:table-cell office:value-type="string">
                <text:p>P07</text:p>
              </table:table-cell>
              <table:table-cell office:value-type="string">
                <text:p>NIST test digits</text:p>
              </table:table-cell>
            </table:table-row>
          </table:table-header-rows>
          <table:table-rows>
            <table:table-row>
              <table:table-cell office:value-type="string">
                <text:p>Humans</text:p>
              </table:table-cell>
              <table:table-cell office:value-type="float" office:value="18.2">
                <text:p>18.2</text:p>
              </table:table-cell>
              <table:table-cell office:value-type="float" office:value="39.4">
                <text:p>39.4</text:p>
              </table:table-cell>
              <table:table-cell office:value-type="float" office:value="46.9">
                <text:p>46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SDA0</text:p>
              </table:table-cell>
              <table:table-cell office:value-type="float" office:value="23.7">
                <text:p>23.7</text:p>
              </table:table-cell>
              <table:table-cell office:value-type="float" office:value="65.2">
                <text:p>65.2</text:p>
              </table:table-cell>
              <table:table-cell office:value-type="float" office:value="97.45">
                <text:p>97.4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SDA1</text:p>
              </table:table-cell>
              <table:table-cell office:value-type="float" office:value="17.1">
                <text:p>17.1</text:p>
              </table:table-cell>
              <table:table-cell office:value-type="float" office:value="29.7">
                <text:p>29.7</text:p>
              </table:table-cell>
              <table:table-cell office:value-type="float" office:value="29.7">
                <text:p>29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18.7">
                <text:p>18.7</text:p>
              </table:table-cell>
              <table:table-cell office:value-type="float" office:value="33.6">
                <text:p>33.6</text:p>
              </table:table-cell>
              <table:table-cell office:value-type="float" office:value="39.9">
                <text:p>3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MLP0</text:p>
              </table:table-cell>
              <table:table-cell office:value-type="float" office:value="24.2">
                <text:p>24.2</text:p>
              </table:table-cell>
              <table:table-cell office:value-type="float" office:value="68.8">
                <text:p>68.8</text:p>
              </table:table-cell>
              <table:table-cell office:value-type="float" office:value="78.7">
                <text:p>78.7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23">
                <text:p>23</text:p>
              </table:table-cell>
              <table:table-cell office:value-type="float" office:value="41.8">
                <text:p>41.8</text:p>
              </table:table-cell>
              <table:table-cell office:value-type="float" office:value="90.4">
                <text:p>90.4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24.3">
                <text:p>24.3</text:p>
              </table:table-cell>
              <table:table-cell office:value-type="float" office:value="46">
                <text:p>46</text:p>
              </table:table-cell>
              <table:table-cell office:value-type="float" office:value="54.7">
                <text:p>54.7</text:p>
              </table:table-cell>
              <table:table-cell office:value-type="float" office:value="4.85">
                <text:p>4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800350189209pt" style:font-size-asian="12.2800350189209pt" style:font-size-complex="12.2800350189209pt"/>
    </style:style>
    <style:style style:name="ch3" style:family="chart">
      <style:chart-properties chart:connect-bars="false" chart:right-angled-axes="true" chart:error-upper-indicator="true" chart:error-lower-indicator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50156307220459pt" style:font-size-asian="8.50156307220459pt" style:font-size-complex="8.5015630722045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50156307220459pt" style:font-size-asian="8.50156307220459pt" style:font-size-complex="8.50156307220459pt"/>
    </style:style>
    <style:style style:name="ch8" style:family="chart">
      <style:graphic-properties svg:stroke-color="#b3b3b3"/>
    </style:style>
    <style:style style:name="ch9" style:family="chart">
      <style:chart-properties chart:error-upper-indicator="true" chart:error-lower-indicator="true"/>
      <style:graphic-properties draw:stroke="solid" draw:fill-color="#cccccc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699cm" svg:height="7.556cm" chart:class="chart:bar" chart:style-name="ch1">
        <chart:title svg:x="2.798cm" svg:y="0.152cm" chart:style-name="ch2">
          <text:p>Performance on NIST test</text:p>
        </chart:title>
        <chart:plot-area chart:style-name="ch3" table:cell-range-address="'overall results'.C2:'overall results'.D8" chart:data-source-has-labels="column" svg:x="0.224cm" svg:y="0.776cm" svg:width="10.261cm" svg:height="6.669cm">
          <chart:axis chart:dimension="x" chart:name="primary-x" chart:style-name="ch4">
            <chart:title svg:x="5.194cm" svg:y="7.055cm" chart:style-name="ch5">
              <text:p>Model</text:p>
            </chart:title>
            <chart:categories table:cell-range-address="'overall results'.C2:'overall results'.C8"/>
          </chart:axis>
          <chart:axis chart:dimension="y" chart:name="primary-y" chart:style-name="ch6">
            <chart:title svg:x="0.214cm" svg:y="4.75cm" chart:style-name="ch7">
              <text:p>Error rate (%)</text:p>
            </chart:title>
            <chart:grid chart:style-name="ch8" chart:class="major"/>
          </chart:axis>
          <chart:series chart:style-name="ch9" chart:values-cell-range-address="'overall results'.D2:'overall results'.D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Humans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SDA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SDA1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MLP0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24.3">
                <text:p>24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3139581680298pt" style:font-size-asian="12.3139581680298pt" style:font-size-complex="12.3139581680298pt"/>
    </style:style>
    <style:style style:name="ch3" style:family="chart">
      <style:chart-properties chart:connect-bars="false" chart:right-angled-axes="true" chart:error-upper-indicator="true" chart:error-lower-indicator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52504825592041pt" style:font-size-asian="8.52504825592041pt" style:font-size-complex="8.52504825592041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52504825592041pt" style:font-size-asian="8.52504825592041pt" style:font-size-complex="8.52504825592041pt"/>
    </style:style>
    <style:style style:name="ch8" style:family="chart">
      <style:graphic-properties svg:stroke-color="#b3b3b3"/>
    </style:style>
    <style:style style:name="ch9" style:family="chart">
      <style:chart-properties chart:error-upper-indicator="true" chart:error-lower-indicator="true"/>
      <style:graphic-properties draw:fill-color="#ccccc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568cm" svg:height="8.849cm" chart:class="chart:bar" chart:style-name="ch1">
        <chart:title svg:x="4.136cm" svg:y="0.178cm" chart:style-name="ch2">
          <text:p>Performance on NIST test digits</text:p>
        </chart:title>
        <chart:plot-area chart:style-name="ch3" table:cell-range-address="'overall results'.C2:'overall results'.C12 'overall results'.G2:'overall results'.G12" chart:data-source-has-labels="column" svg:x="0.381cm" svg:y="0.829cm" svg:width="13.896cm" svg:height="7.857cm">
          <chart:axis chart:dimension="x" chart:name="primary-x" chart:style-name="ch4">
            <chart:title svg:x="7.168cm" svg:y="8.321cm" chart:style-name="ch5">
              <text:p>Model</text:p>
            </chart:title>
            <chart:categories table:cell-range-address="'overall results'.C2:'overall results'.C12"/>
          </chart:axis>
          <chart:axis chart:dimension="y" chart:name="primary-y" chart:style-name="ch6">
            <chart:title svg:x="0.292cm" svg:y="5.399cm" chart:style-name="ch7">
              <text:p>Error rate (%)</text:p>
            </chart:title>
            <chart:grid chart:style-name="ch8" chart:class="major"/>
          </chart:axis>
          <chart:series chart:style-name="ch9" chart:values-cell-range-address="'overall results'.G2:'overall results'.G1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Humans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SDA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SDA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MLP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[21]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[22]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[23]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pt" style:font-size-asian="8.19999980926514pt" style:font-size-complex="8.19999980926514pt"/>
    </style:style>
    <style:style style:name="ch3" style:family="chart">
      <style:chart-properties chart:connect-bars="false" chart:right-angled-axes="true" chart:error-upper-indicator="true" chart:error-lower-indicator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0.5pt" style:font-size-asian="8pt" style:font-size-complex="8pt"/>
    </style:style>
    <style:style style:name="ch5" style:family="chart">
      <style:text-properties fo:font-size="7.63248014450073pt" style:font-size-asian="5.72435998916626pt" style:font-size-complex="5.72435998916626pt"/>
    </style:style>
    <style:style style:name="ch6" style:family="chart" style:data-style-name="N0">
      <style:chart-properties chart:display-label="true" chart:logarithmic="false" chart:reverse-direction="false" text:line-break="false" chart:visible="true" style:direction="ttb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error-upper-indicator="true" chart:error-lower-indicator="true"/>
      <style:graphic-properties draw:fill-color="#ccccc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7.154cm" svg:height="6.498cm" chart:class="chart:bar" chart:style-name="ch1">
        <chart:title svg:x="1.172cm" svg:y="0.118cm" chart:style-name="ch2">
          <text:p>NIST digits, machines vs humans</text:p>
        </chart:title>
        <chart:plot-area chart:style-name="ch3" table:cell-range-address="'overall results'.C30:'overall results'.D36" chart:data-source-has-labels="column" svg:x="0.421cm" svg:y="0.63cm" svg:width="6.729cm" svg:height="5.756cm">
          <chart:axis chart:dimension="x" chart:name="primary-x" chart:style-name="ch4">
            <chart:title svg:x="3.295cm" svg:y="6.038cm" chart:style-name="ch5">
              <text:p>Model</text:p>
            </chart:title>
            <chart:categories table:cell-range-address="'overall results'.C30:'overall results'.C36"/>
          </chart:axis>
          <chart:axis chart:dimension="y" chart:name="primary-y" chart:style-name="ch6">
            <chart:title svg:x="0.478cm" svg:y="4.723cm" chart:style-name="ch7">
              <text:p>% error rate +/- 95% confidence</text:p>
            </chart:title>
            <chart:grid chart:style-name="ch8" chart:class="major"/>
          </chart:axis>
          <chart:series chart:style-name="ch9" chart:values-cell-range-address="'overall results'.D30:'overall results'.D36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Human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DA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MLP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[21]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[22]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[23]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726030349731pt" style:font-size-asian="12.2726030349731pt" style:font-size-complex="12.2726030349731pt"/>
    </style:style>
    <style:style style:name="ch3" style:family="chart">
      <style:graphic-properties draw:stroke="none" svg:stroke-color="#b3b3b3" draw:fill="none" draw:fill-color="#e6e6e6"/>
      <style:text-properties fo:font-size="7.55237102508545pt" style:font-size-asian="7.55237102508545pt" style:font-size-complex="7.55237102508545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49641799926758pt" style:font-size-asian="8.49641799926758pt" style:font-size-complex="8.49641799926758pt"/>
    </style:style>
    <style:style style:name="ch7" style:family="chart" style:data-style-name="N0">
      <style:chart-properties chart:display-label="true" chart:logarithmic="false" chart:origin="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9641799926758pt" style:font-size-asian="8.49641799926758pt" style:font-size-complex="8.49641799926758pt"/>
    </style:style>
    <style:style style:name="ch9" style:family="chart">
      <style:graphic-properties svg:stroke-color="#b3b3b3"/>
    </style:style>
    <style:style style:name="ch10" style:family="chart">
      <style:graphic-properties draw:stroke="solid" draw:fill="solid" draw:fill-color="#ffffff" draw:fill-hatch-name="Black_20_45_20_Degrees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cccccc" draw:fill-hatch-name="Black_20_45_20_Degrees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808080" dr3d:edge-rounding="0%"/>
      <style:text-properties fo:font-size="6pt" style:font-size-asian="6pt" style:font-size-complex="6pt"/>
    </style:style>
    <style:style style:name="ch13" style:family="chart">
      <style:graphic-properties draw:fill="hatch" draw:fill-color="#579d1c" draw:fill-hatch-name="Black_20_-45_20_Degrees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144cm" svg:height="8.301cm" chart:class="chart:bar" chart:style-name="ch1">
        <chart:title svg:x="2.218cm" svg:y="0.168cm" chart:style-name="ch2">
          <text:p>Relative change in error rates due to perturbation</text:p>
        </chart:title>
        <chart:legend chart:legend-position="end" svg:x="11.254cm" svg:y="3.353cm" chart:style-name="ch3"/>
        <chart:plot-area chart:style-name="ch4" table:cell-range-address="'effect of perturbations'.A2:'effect of perturbations'.E5 'effect of perturbations'.B1:'effect of perturbations'.E5 'effect of perturbations'.A1:'effect of perturbations'.A1" chart:data-source-has-labels="both" svg:x="0.363cm" svg:y="0.806cm" svg:width="10.61cm" svg:height="7.188cm">
          <chart:axis chart:dimension="x" chart:name="primary-x" chart:style-name="ch5">
            <chart:title svg:x="3.162cm" svg:y="7.62cm" chart:style-name="ch6">
              <text:p>Original model/model with perturbation</text:p>
            </chart:title>
            <chart:categories table:cell-range-address="'effect of perturbations'.A2:'effect of perturbations'.A5"/>
          </chart:axis>
          <chart:axis chart:dimension="y" chart:name="primary-y" chart:style-name="ch7">
            <chart:title svg:x="0.283cm" svg:y="6.341cm" chart:style-name="ch8">
              <text:p>Relative change in error rate (%)</text:p>
            </chart:title>
            <chart:grid chart:style-name="ch9" chart:class="major"/>
          </chart:axis>
          <chart:series chart:style-name="ch10" chart:values-cell-range-address="'effect of perturbations'.B2:'effect of perturbations'.B5" chart:label-cell-address="'effect of perturbations'.B1:'effect of perturbations'.B1" chart:class="chart:bar">
            <chart:data-point chart:repeated="4"/>
          </chart:series>
          <chart:series chart:style-name="ch11" chart:values-cell-range-address="'effect of perturbations'.C2:'effect of perturbations'.C5" chart:label-cell-address="'effect of perturbations'.C1:'effect of perturbations'.C1" chart:class="chart:bar">
            <chart:data-point chart:repeated="4"/>
          </chart:series>
          <chart:series chart:style-name="ch12" chart:values-cell-range-address="'effect of perturbations'.D2:'effect of perturbations'.D5" chart:label-cell-address="'effect of perturbations'.D1:'effect of perturbations'.D1" chart:class="chart:bar">
            <chart:data-point chart:repeated="4"/>
          </chart:series>
          <chart:series chart:style-name="ch13" chart:values-cell-range-address="'effect of perturbations'.E2:'effect of perturbations'.E5" chart:label-cell-address="'effect of perturbations'.E1:'effect of perturbations'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 test</text:p>
              </table:table-cell>
              <table:table-cell office:value-type="string">
                <text:p>NISTP test</text:p>
              </table:table-cell>
              <table:table-cell office:value-type="string">
                <text:p>P07 test</text:p>
              </table:table-cell>
              <table:table-cell office:value-type="string">
                <text:p>NIST test digits</text:p>
              </table:table-cell>
            </table:table-row>
          </table:table-header-rows>
          <table:table-rows>
            <table:table-row>
              <table:table-cell office:value-type="string">
                <text:p>(SDA0/SDA1)-1   </text:p>
              </table:table-cell>
              <table:table-cell office:value-type="float" office:value="38">
                <text:p>38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(SDA0/SDA2)-1   </text:p>
              </table:table-cell>
              <table:table-cell office:value-type="float" office:value="27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144">
                <text:p>1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(MLP0/MLP1)-1   </text:p>
              </table:table-cell>
              <table:table-cell office:value-type="float" office:value="5.2">
                <text:p>5.2</text:p>
              </table:table-cell>
              <table:table-cell office:value-type="float" office:value="65">
                <text:p>65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(MLP0/MLP2)-1   </text:p>
              </table:table-cell>
              <table:table-cell office:value-type="float" office:value="-0.4">
                <text:p>-0.4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7538003921509pt" style:font-size-asian="10.7538003921509pt" style:font-size-complex="10.7538003921509pt"/>
    </style:style>
    <style:style style:name="ch3" style:family="chart">
      <style:graphic-properties draw:stroke="none" svg:stroke-color="#b3b3b3" draw:fill="none" draw:fill-color="#e6e6e6"/>
      <style:text-properties fo:font-size="6.61772346496582pt" style:font-size-asian="6.61772346496582pt" style:font-size-complex="6.61772346496582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0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svg:stroke-width="0.102cm"/>
    </style:style>
    <style:style style:name="ch10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489cm" svg:height="6.777cm" chart:class="chart:bar" chart:style-name="ch1">
        <chart:title svg:x="1.672cm" svg:y="0.205cm" chart:style-name="ch2">
          <text:p>Relative improvement from
 perturbed data</text:p>
        </chart:title>
        <chart:legend chart:legend-position="end" svg:x="7.682cm" svg:y="2.893cm" chart:style-name="ch3"/>
        <chart:plot-area chart:style-name="ch4" table:cell-range-address="'effect of perturbations'.A9:'effect of perturbations'.C12 'effect of perturbations'.B8:'effect of perturbations'.C12 'effect of perturbations'.A8:'effect of perturbations'.A8" chart:data-source-has-labels="both" svg:x="0.188cm" svg:y="1.205cm" svg:width="7.117cm" svg:height="5.331cm">
          <chart:axis chart:dimension="x" chart:name="primary-x" chart:style-name="ch5">
            <chart:categories table:cell-range-address="'effect of perturbations'.A9:'effect of perturbations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ffect of perturbations'.B9:'effect of perturbations'.B12" chart:label-cell-address="'effect of perturbations'.B8:'effect of perturbations'.B8" chart:class="chart:bar">
            <chart:data-point chart:style-name="ch9"/>
            <chart:data-point chart:repeated="3"/>
          </chart:series>
          <chart:series chart:style-name="ch10" chart:values-cell-range-address="'effect of perturbations'.C9:'effect of perturbations'.C12" chart:label-cell-address="'effect of perturbations'.C8:'effect of perturbations'.C8" chart:class="chart:bar">
            <chart:data-point chart:style-name="ch9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</text:p>
              </table:table-cell>
              <table:table-cell office:value-type="string">
                <text:p>NIST digits</text:p>
              </table:table-cell>
            </table:table-row>
          </table:table-header-rows>
          <table:table-rows>
            <table:table-row>
              <table:table-cell office:value-type="string">
                <text:p>SDA1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5.2">
                <text:p>5.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-0.4">
                <text:p>-0.4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2838363647461pt" style:font-size-asian="12.2838363647461pt" style:font-size-complex="12.2838363647461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cccccc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9.107cm" svg:height="6.758cm" chart:class="chart:bar" chart:style-name="ch1">
        <chart:title svg:x="1.724cm" svg:y="0.135cm" chart:style-name="ch2">
          <text:p>Relative improvement from
multi-task setting</text:p>
        </chart:title>
        <chart:plot-area chart:style-name="ch3" table:cell-range-address="multitask.A3:multitask.A8 multitask.D3:multitask.D8" chart:data-source-has-labels="column" svg:x="0.182cm" svg:y="1.221cm" svg:width="8.743cm" svg:height="5.455cm">
          <chart:axis chart:dimension="x" chart:name="primary-x" chart:style-name="ch4">
            <chart:categories table:cell-range-address="multitask.A3:multitask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ltitask.D3:multitask.D8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DA-digits  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DA-lower  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A-upper  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LP-digits   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MLP-lower   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MLP-upper   </text:p>
              </table:table-cell>
              <table:table-cell office:value-type="float" office:value="-3.6">
                <text:p>-3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pt" style:font-size-asian="9.19999980926514pt" style:font-size-complex="9.19999980926514pt"/>
    </style:style>
    <style:style style:name="ch3" style:family="chart">
      <style:graphic-properties draw:stroke="none" svg:stroke-color="#b3b3b3" draw:fill="none" draw:fill-color="#e6e6e6"/>
      <style:text-properties fo:font-size="5.66231536865234pt" style:font-size-asian="5.66231536865234pt" style:font-size-complex="5.66231536865234pt"/>
    </style:style>
    <style:style style:name="ch4" style:family="chart">
      <style:chart-properties chart:connect-bars="false" chart:sort-by-x-values="false" chart:right-angled-axes="true" chart:error-upper-indicator="true" chart:error-lower-indicator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0.5pt" style:font-size-asian="8pt" style:font-size-complex="8pt"/>
    </style:style>
    <style:style style:name="ch6" style:family="chart">
      <style:text-properties fo:font-size="8.49347305297852pt" style:font-size-asian="6.37010526657105pt" style:font-size-complex="6.37010526657105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pt" style:font-size-asian="6.30000019073486pt" style:font-size-complex="6.30000019073486pt"/>
    </style:style>
    <style:style style:name="ch9" style:family="chart">
      <style:graphic-properties svg:stroke-color="#b3b3b3"/>
    </style:style>
    <style:style style:name="ch10" style:family="chart">
      <style:chart-properties chart:error-upper-indicator="true" chart:error-lower-indicator="true"/>
      <style:graphic-properties draw:stroke="solid" draw:fill-color="#ffffff" dr3d:edge-rounding="0%"/>
      <style:text-properties fo:font-size="6pt" style:font-size-asian="6pt" style:font-size-complex="6pt"/>
    </style:style>
    <style:style style:name="ch11" style:family="chart">
      <style:chart-properties chart:error-upper-indicator="true" chart:error-lower-indicator="true"/>
      <style:graphic-properties draw:stroke="solid" draw:fill="hatch" draw:fill-color="#ff420e" draw:fill-hatch-name="Black_20_45_20_Degrees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977cm" svg:height="6.805cm" chart:class="chart:bar" chart:style-name="ch1">
        <chart:title svg:x="0.954cm" svg:y="0.136cm" chart:style-name="ch2">
          <text:p>NIST 62 character classes (humans, MLPs, SDAs)</text:p>
        </chart:title>
        <chart:legend chart:legend-position="end" svg:x="8cm" svg:y="2.822cm" chart:style-name="ch3"/>
        <chart:plot-area chart:style-name="ch4" table:cell-range-address="'overall results'.C2:'overall results'.E8 'overall results'.D1:'overall results'.E8 'overall results'.C1:'overall results'.C1" chart:data-source-has-labels="both" svg:x="0.252cm" svg:y="0.666cm" svg:width="7.744cm" svg:height="6.001cm">
          <chart:axis chart:dimension="x" chart:name="primary-x" chart:style-name="ch5">
            <chart:title svg:x="4.053cm" svg:y="6.257cm" chart:style-name="ch6">
              <text:p>Model</text:p>
            </chart:title>
            <chart:categories table:cell-range-address="'overall results'.C2:'overall results'.C8"/>
          </chart:axis>
          <chart:axis chart:dimension="y" chart:name="primary-y" chart:style-name="ch7">
            <chart:title svg:x="0.194cm" svg:y="4.793cm" chart:style-name="ch8">
              <text:p>% error rate +/- 95% confidence</text:p>
            </chart:title>
            <chart:grid chart:style-name="ch9" chart:class="major"/>
          </chart:axis>
          <chart:series chart:style-name="ch10" chart:values-cell-range-address="'overall results'.D2:'overall results'.D8" chart:label-cell-address="'overall results'.D1:'overall results'.D1" chart:class="chart:bar">
            <chart:data-point chart:repeated="7"/>
          </chart:series>
          <chart:series chart:style-name="ch11" chart:values-cell-range-address="'overall results'.E2:'overall results'.E8" chart:label-cell-address="'overall results'.E1:'overall results'.E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 </text:p>
              </table:table-cell>
              <table:table-cell office:value-type="string">
                <text:p>NISTP</text:p>
              </table:table-cell>
            </table:table-row>
          </table:table-header-rows>
          <table:table-rows>
            <table:table-row>
              <table:table-cell office:value-type="string">
                <text:p>Humans</text:p>
              </table:table-cell>
              <table:table-cell office:value-type="float" office:value="18.2">
                <text:p>18.2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SDA0</text:p>
              </table:table-cell>
              <table:table-cell office:value-type="float" office:value="23.7">
                <text:p>23.7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SDA1</text:p>
              </table:table-cell>
              <table:table-cell office:value-type="float" office:value="17.1">
                <text:p>17.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18.7">
                <text:p>18.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MLP0</text:p>
              </table:table-cell>
              <table:table-cell office:value-type="float" office:value="24.2">
                <text:p>24.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23">
                <text:p>23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24.3">
                <text:p>24.3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4974660873413pt" style:font-size-asian="11.4974660873413pt" style:font-size-complex="11.49746608734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cccccc"/>
      <style:text-properties fo:font-size="6pt" style:font-size-asian="6pt" style:font-size-complex="6pt"/>
    </style:style>
    <style:style style:name="ch8" style:family="chart">
      <style:chart-properties chart:solid-type="cuboid"/>
      <style:graphic-properties svg:stroke-width="0.102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524cm" svg:height="6.777cm" chart:class="chart:bar" chart:style-name="ch1">
        <chart:title svg:x="1.613cm" svg:y="0.135cm" chart:style-name="ch2">
          <text:p>Relative improvement from
multi-task setting</text:p>
        </chart:title>
        <chart:plot-area chart:style-name="ch3" table:cell-range-address="multitask.A3:multitask.A8 multitask.D3:multitask.D8" chart:data-source-has-labels="column" svg:x="0.17cm" svg:y="1.224cm" svg:width="8.183cm" svg:height="5.47cm">
          <chart:axis chart:dimension="x" chart:name="primary-x" chart:style-name="ch4">
            <chart:categories table:cell-range-address="multitask.A3:multitask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ltitask.D3:multitask.D8" chart:class="chart:bar">
            <chart:data-point chart:style-name="ch8" chart:repeated="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DA-digits  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DA-lower  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A-upper  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LP-digits   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MLP-lower   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MLP-upper   </text:p>
              </table:table-cell>
              <table:table-cell office:value-type="float" office:value="-3.6">
                <text:p>-3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